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6cm"/>
    </style:style>
    <style:style style:name="co3" style:family="table-column">
      <style:table-column-properties fo:break-before="auto" style:column-width="24.4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0"/>
    <style:style style:name="ce2" style:family="table-cell" style:parent-style-name="Default" style:data-style-name="N4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DATE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DELTA</text:p>
          </table:table-cell>
          <table:table-cell office:value-type="string">
            <text:p>TYPE</text:p>
          </table:table-cell>
          <table:table-cell office:value-type="string">
            <text:p>DESCR</text:p>
          </table:table-cell>
          <table:table-cell/>
        </table:table-row>
        <table:table-row table:style-name="ro1">
          <table:table-cell/>
          <table:table-cell office:value-type="date" office:date-value="2011-09-22">
            <text:p>2011-09-22</text:p>
          </table:table-cell>
          <table:table-cell office:value-type="time" office:time-value="PT18H45M00S">
            <text:p>18:45</text:p>
          </table:table-cell>
          <table:table-cell office:value-type="time" office:time-value="PT23H05M00S">
            <text:p>23:05</text:p>
          </table:table-cell>
          <table:table-cell table:formula="of:=IF([.C2]&gt;[.D2];1+[.D2]-[.C2];[.D2]-[.C2])" office:value-type="time" office:time-value="PT04H20M00S">
            <text:p>04:20</text:p>
          </table:table-cell>
          <table:table-cell office:value-type="string">
            <text:p>Konfigūravimas</text:p>
          </table:table-cell>
          <table:table-cell office:value-type="string">
            <text:p>Pradinis projektas su integruotomis BasicExcel, KDChart ir Qt bibliotekomis.</text:p>
          </table:table-cell>
          <table:table-cell table:formula="of:=SUM([.E2:.E205])" office:value-type="time" office:time-value="PT498H38M00S">
            <text:p>498:38:00</text:p>
          </table:table-cell>
        </table:table-row>
        <table:table-row table:style-name="ro1">
          <table:table-cell/>
          <table:table-cell office:value-type="date" office:date-value="2011-10-06">
            <text:p>2011-10-06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C3]&gt;[.D3];1+[.D3]-[.C3];[.D3]-[.C3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: pradinė architektūra, duomenų struktūros.</text:p>
          </table:table-cell>
          <table:table-cell/>
        </table:table-row>
        <table:table-row table:style-name="ro1">
          <table:table-cell/>
          <table:table-cell office:value-type="date" office:date-value="2011-10-12">
            <text:p>2011-10-12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C4]&gt;[.D4];1+[.D4]-[.C4];[.D4]-[.C4])" office:value-type="time" office:time-value="PT02H00M00S">
            <text:p>02:00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0-16">
            <text:p>2011-10-16</text:p>
          </table:table-cell>
          <table:table-cell office:value-type="time" office:time-value="PT21H25M00S">
            <text:p>21:25</text:p>
          </table:table-cell>
          <table:table-cell office:value-type="time" office:time-value="PT22H45M00S">
            <text:p>22:45</text:p>
          </table:table-cell>
          <table:table-cell table:formula="of:=IF([.C5]&gt;[.D5];1+[.D5]-[.C5];[.D5]-[.C5])" office:value-type="time" office:time-value="PT01H20M00S">
            <text:p>01:20</text:p>
          </table:table-cell>
          <table:table-cell office:value-type="string">
            <text:p>Konfigūravimas</text:p>
          </table:table-cell>
          <table:table-cell office:value-type="string">
            <text:p>Paruoša virtuali mašina testavimui ant windows, pataisytas BasicExcel, kad kompliuotųsi ant windows.</text:p>
          </table:table-cell>
          <table:table-cell/>
        </table:table-row>
        <table:table-row table:style-name="ro1">
          <table:table-cell/>
          <table:table-cell office:value-type="date" office:date-value="2011-10-16">
            <text:p>2011-10-16</text:p>
          </table:table-cell>
          <table:table-cell office:value-type="time" office:time-value="PT10H50M00S">
            <text:p>10:50</text:p>
          </table:table-cell>
          <table:table-cell office:value-type="time" office:time-value="PT11H35M00S">
            <text:p>11:35</text:p>
          </table:table-cell>
          <table:table-cell table:formula="of:=IF([.C6]&gt;[.D6];1+[.D6]-[.C6];[.D6]-[.C6])" office:value-type="time" office:time-value="PT00H45M00S">
            <text:p>00:45</text:p>
          </table:table-cell>
          <table:table-cell office:value-type="string">
            <text:p>Kodavimas</text:p>
          </table:table-cell>
          <table:table-cell office:value-type="string">
            <text:p>Bazinis UI</text:p>
          </table:table-cell>
          <table:table-cell/>
        </table:table-row>
        <table:table-row table:style-name="ro1">
          <table:table-cell/>
          <table:table-cell office:value-type="date" office:date-value="2011-10-27">
            <text:p>2011-10-27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C7]&gt;[.D7];1+[.D7]-[.C7];[.D7]-[.C7])" office:value-type="time" office:time-value="PT02H00M00S">
            <text:p>02:00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0-27">
            <text:p>2011-10-27</text:p>
          </table:table-cell>
          <table:table-cell office:value-type="time" office:time-value="PT19H30M00S">
            <text:p>19:30</text:p>
          </table:table-cell>
          <table:table-cell office:value-type="time" office:time-value="PT19H50M00S">
            <text:p>19:50</text:p>
          </table:table-cell>
          <table:table-cell table:formula="of:=IF([.C8]&gt;[.D8];1+[.D8]-[.C8];[.D8]-[.C8])" office:value-type="time" office:time-value="PT00H20M00S">
            <text:p>00:20</text:p>
          </table:table-cell>
          <table:table-cell office:value-type="string">
            <text:p>Kodavimas</text:p>
          </table:table-cell>
          <table:table-cell office:value-type="string">
            <text:p>Import interfeisas</text:p>
          </table:table-cell>
          <table:table-cell/>
        </table:table-row>
        <table:table-row table:style-name="ro1">
          <table:table-cell/>
          <table:table-cell office:value-type="date" office:date-value="2011-10-31">
            <text:p>2011-10-31</text:p>
          </table:table-cell>
          <table:table-cell office:value-type="time" office:time-value="PT11H00M00S">
            <text:p>11:00</text:p>
          </table:table-cell>
          <table:table-cell office:value-type="time" office:time-value="PT12H20M00S">
            <text:p>12:20</text:p>
          </table:table-cell>
          <table:table-cell table:formula="of:=IF([.C9]&gt;[.D9];1+[.D9]-[.C9];[.D9]-[.C9])" office:value-type="time" office:time-value="PT01H20M00S">
            <text:p>01:20</text:p>
          </table:table-cell>
          <table:table-cell office:value-type="string">
            <text:p>Kodavimas</text:p>
          </table:table-cell>
          <table:table-cell office:value-type="string">
            <text:p>Pataisytas Justino kodas, šiek tiek interfeiso</text:p>
          </table:table-cell>
          <table:table-cell/>
        </table:table-row>
        <table:table-row table:style-name="ro1">
          <table:table-cell/>
          <table:table-cell office:value-type="date" office:date-value="2011-11-03">
            <text:p>2011-11-03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C10]&gt;[.D10];1+[.D10]-[.C10];[.D10]-[.C10])" office:value-type="time" office:time-value="PT01H00M00S">
            <text:p>01:00</text:p>
          </table:table-cell>
          <table:table-cell table:number-columns-repeated="2" office:value-type="string">
            <text:p>Susitikimas</text:p>
          </table:table-cell>
          <table:table-cell table:style-name="ce2"/>
        </table:table-row>
        <table:table-row table:style-name="ro1">
          <table:table-cell/>
          <table:table-cell office:value-type="date" office:date-value="2011-11-03">
            <text:p>2011-11-03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IF([.C11]&gt;[.D11];1+[.D11]-[.C11];[.D11]-[.C11])" office:value-type="time" office:time-value="PT01H15M00S">
            <text:p>01:15</text:p>
          </table:table-cell>
          <table:table-cell office:value-type="string">
            <text:p>Kodavimas</text:p>
          </table:table-cell>
          <table:table-cell office:value-type="string">
            <text:p>Tiesinis duomenu modelis, apkrovų widetas</text:p>
          </table:table-cell>
          <table:table-cell/>
        </table:table-row>
        <table:table-row table:style-name="ro1">
          <table:table-cell/>
          <table:table-cell office:value-type="date" office:date-value="2011-11-03">
            <text:p>2011-11-03</text:p>
          </table:table-cell>
          <table:table-cell office:value-type="time" office:time-value="PT15H15M00S">
            <text:p>15:15</text:p>
          </table:table-cell>
          <table:table-cell office:value-type="time" office:time-value="PT15H45M00S">
            <text:p>15:45</text:p>
          </table:table-cell>
          <table:table-cell table:formula="of:=IF([.C12]&gt;[.D12];1+[.D12]-[.C12];[.D12]-[.C12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Tabai</text:p>
          </table:table-cell>
          <table:table-cell/>
        </table:table-row>
        <table:table-row table:style-name="ro1">
          <table:table-cell/>
          <table:table-cell office:value-type="date" office:date-value="2011-11-06">
            <text:p>2011-11-06</text:p>
          </table:table-cell>
          <table:table-cell office:value-type="time" office:time-value="PT14H45M00S">
            <text:p>14:45</text:p>
          </table:table-cell>
          <table:table-cell office:value-type="time" office:time-value="PT18H35M00S">
            <text:p>18:35</text:p>
          </table:table-cell>
          <table:table-cell table:formula="of:=IF([.C13]&gt;[.D13];1+[.D13]-[.C13];[.D13]-[.C13])" office:value-type="time" office:time-value="PT03H50M00S">
            <text:p>03:50</text:p>
          </table:table-cell>
          <table:table-cell office:value-type="string">
            <text:p>Kodavimas</text:p>
          </table:table-cell>
          <table:table-cell office:value-type="string">
            <text:p>Tiesinis modelis, menu/toolbarai, įvarūs tweakai čia ir ten</text:p>
          </table:table-cell>
          <table:table-cell/>
        </table:table-row>
        <table:table-row table:style-name="ro1">
          <table:table-cell/>
          <table:table-cell office:value-type="date" office:date-value="2011-11-06">
            <text:p>2011-11-06</text:p>
          </table:table-cell>
          <table:table-cell office:value-type="time" office:time-value="PT18H40M00S">
            <text:p>18:40</text:p>
          </table:table-cell>
          <table:table-cell office:value-type="time" office:time-value="PT20H00M00S">
            <text:p>20:00</text:p>
          </table:table-cell>
          <table:table-cell table:formula="of:=IF([.C14]&gt;[.D14];1+[.D14]-[.C14];[.D14]-[.C14])" office:value-type="time" office:time-value="PT01H20M00S">
            <text:p>01:20</text:p>
          </table:table-cell>
          <table:table-cell office:value-type="string">
            <text:p>Kodavimas</text:p>
          </table:table-cell>
          <table:table-cell office:value-type="string">
            <text:p>Pagrindinis langas, paletė, šiaip interfeiso patvarkymai</text:p>
          </table:table-cell>
          <table:table-cell/>
        </table:table-row>
        <table:table-row table:style-name="ro1">
          <table:table-cell/>
          <table:table-cell office:value-type="date" office:date-value="2011-11-06">
            <text:p>2011-11-06</text:p>
          </table:table-cell>
          <table:table-cell office:value-type="time" office:time-value="PT21H45M00S">
            <text:p>21:45</text:p>
          </table:table-cell>
          <table:table-cell office:value-type="time" office:time-value="PT22H30M00S">
            <text:p>22:30</text:p>
          </table:table-cell>
          <table:table-cell table:formula="of:=IF([.C15]&gt;[.D15];1+[.D15]-[.C15];[.D15]-[.C15])" office:value-type="time" office:time-value="PT00H45M00S">
            <text:p>00:45</text:p>
          </table:table-cell>
          <table:table-cell office:value-type="string">
            <text:p>Kodavimas</text:p>
          </table:table-cell>
          <table:table-cell office:value-type="string">
            <text:p>Apkrovų widgetas</text:p>
          </table:table-cell>
          <table:table-cell/>
        </table:table-row>
        <table:table-row table:style-name="ro1">
          <table:table-cell/>
          <table:table-cell office:value-type="date" office:date-value="2011-11-07">
            <text:p>2011-11-07</text:p>
          </table:table-cell>
          <table:table-cell office:value-type="time" office:time-value="PT19H20M00S">
            <text:p>19:20</text:p>
          </table:table-cell>
          <table:table-cell office:value-type="time" office:time-value="PT23H40M00S">
            <text:p>23:40</text:p>
          </table:table-cell>
          <table:table-cell table:formula="of:=IF([.C16]&gt;[.D16];1+[.D16]-[.C16];[.D16]-[.C16])" office:value-type="time" office:time-value="PT04H20M00S">
            <text:p>04:20</text:p>
          </table:table-cell>
          <table:table-cell office:value-type="string">
            <text:p>Kodavimas</text:p>
          </table:table-cell>
          <table:table-cell office:value-type="string">
            <text:p>Modelių integravimas į UI</text:p>
          </table:table-cell>
          <table:table-cell/>
        </table:table-row>
        <table:table-row table:style-name="ro1">
          <table:table-cell/>
          <table:table-cell office:value-type="date" office:date-value="2011-11-07">
            <text:p>2011-11-07</text:p>
          </table:table-cell>
          <table:table-cell office:value-type="time" office:time-value="PT23H40M00S">
            <text:p>23:40</text:p>
          </table:table-cell>
          <table:table-cell office:value-type="time" office:time-value="PT02H20M00S">
            <text:p>02:20</text:p>
          </table:table-cell>
          <table:table-cell table:formula="of:=IF([.C17]&gt;[.D17];1+[.D17]-[.C17];[.D17]-[.C17])" office:value-type="time" office:time-value="PT02H40M00S">
            <text:p>02:40</text:p>
          </table:table-cell>
          <table:table-cell office:value-type="string">
            <text:p>Kodavimas</text:p>
          </table:table-cell>
          <table:table-cell office:value-type="string">
            <text:p>Dinaminis UI elementų atnaujinimas (modelių syncas)</text:p>
          </table:table-cell>
          <table:table-cell/>
        </table:table-row>
        <table:table-row table:style-name="ro1">
          <table:table-cell/>
          <table:table-cell office:value-type="date" office:date-value="2011-11-09">
            <text:p>2011-11-09</text:p>
          </table:table-cell>
          <table:table-cell office:value-type="time" office:time-value="PT16H15M00S">
            <text:p>16:15</text:p>
          </table:table-cell>
          <table:table-cell office:value-type="time" office:time-value="PT18H00M00S">
            <text:p>18:00</text:p>
          </table:table-cell>
          <table:table-cell table:formula="of:=IF([.C18]&gt;[.D18];1+[.D18]-[.C18];[.D18]-[.C18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Duomenų wrapperis-konteineris</text:p>
          </table:table-cell>
          <table:table-cell/>
        </table:table-row>
        <table:table-row table:style-name="ro1">
          <table:table-cell/>
          <table:table-cell office:value-type="date" office:date-value="2011-11-09">
            <text:p>2011-11-09</text:p>
          </table:table-cell>
          <table:table-cell office:value-type="time" office:time-value="PT18H15M00S">
            <text:p>18:15</text:p>
          </table:table-cell>
          <table:table-cell office:value-type="time" office:time-value="PT19H10M00S">
            <text:p>19:10</text:p>
          </table:table-cell>
          <table:table-cell table:formula="of:=IF([.C19]&gt;[.D19];1+[.D19]-[.C19];[.D19]-[.C19])" office:value-type="time" office:time-value="PT00H55M00S">
            <text:p>00:55</text:p>
          </table:table-cell>
          <table:table-cell office:value-type="string">
            <text:p>Kodavimas</text:p>
          </table:table-cell>
          <table:table-cell office:value-type="string">
            <text:p>Paletė, atnaujinti modeliai, updatintas lentelės widgetas</text:p>
          </table:table-cell>
          <table:table-cell/>
        </table:table-row>
        <table:table-row table:style-name="ro1">
          <table:table-cell/>
          <table:table-cell office:value-type="date" office:date-value="2011-11-09">
            <text:p>2011-11-09</text:p>
          </table:table-cell>
          <table:table-cell office:value-type="time" office:time-value="PT21H15M00S">
            <text:p>21:15</text:p>
          </table:table-cell>
          <table:table-cell office:value-type="time" office:time-value="PT03H25M00S">
            <text:p>03:25</text:p>
          </table:table-cell>
          <table:table-cell table:formula="of:=IF([.C20]&gt;[.D20];1+[.D20]-[.C20];[.D20]-[.C20])" office:value-type="time" office:time-value="PT06H10M00S">
            <text:p>06:10</text:p>
          </table:table-cell>
          <table:table-cell office:value-type="string">
            <text:p>Kodavimas</text:p>
          </table:table-cell>
          <table:table-cell office:value-type="string">
            <text:p>Funkcinės templates</text:p>
          </table:table-cell>
          <table:table-cell/>
        </table:table-row>
        <table:table-row table:style-name="ro1">
          <table:table-cell/>
          <table:table-cell office:value-type="date" office:date-value="2011-11-10">
            <text:p>2011-11-10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C21]&gt;[.D21];1+[.D21]-[.C21];[.D21]-[.C21])" office:value-type="time" office:time-value="PT01H45M00S">
            <text:p>01:45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1-10">
            <text:p>2011-11-10</text:p>
          </table:table-cell>
          <table:table-cell office:value-type="time" office:time-value="PT20H05M00S">
            <text:p>20:05</text:p>
          </table:table-cell>
          <table:table-cell office:value-type="time" office:time-value="PT22H00M00S">
            <text:p>22:00</text:p>
          </table:table-cell>
          <table:table-cell table:formula="of:=IF([.C22]&gt;[.D22];1+[.D22]-[.C22];[.D22]-[.C22])" office:value-type="time" office:time-value="PT01H55M00S">
            <text:p>01:55</text:p>
          </table:table-cell>
          <table:table-cell office:value-type="string">
            <text:p>Kodavimas</text:p>
          </table:table-cell>
          <table:table-cell office:value-type="string">
            <text:p>Sutvarkyti funkciniai templates</text:p>
          </table:table-cell>
          <table:table-cell/>
        </table:table-row>
        <table:table-row table:style-name="ro1">
          <table:table-cell/>
          <table:table-cell office:value-type="date" office:date-value="2011-11-11">
            <text:p>2011-11-11</text:p>
          </table:table-cell>
          <table:table-cell office:value-type="time" office:time-value="PT12H00M00S">
            <text:p>12:00</text:p>
          </table:table-cell>
          <table:table-cell office:value-type="time" office:time-value="PT14H45M00S">
            <text:p>14:45</text:p>
          </table:table-cell>
          <table:table-cell table:formula="of:=IF([.C23]&gt;[.D23];1+[.D23]-[.C23];[.D23]-[.C23])" office:value-type="time" office:time-value="PT02H45M00S">
            <text:p>02:45</text:p>
          </table:table-cell>
          <table:table-cell office:value-type="string">
            <text:p>Kodavimas</text:p>
          </table:table-cell>
          <table:table-cell office:value-type="string">
            <text:p>Importo integravimas į UI, modelių sinchronizacija</text:p>
          </table:table-cell>
          <table:table-cell/>
        </table:table-row>
        <table:table-row table:style-name="ro1">
          <table:table-cell/>
          <table:table-cell office:value-type="date" office:date-value="2011-11-11">
            <text:p>2011-11-11</text:p>
          </table:table-cell>
          <table:table-cell office:value-type="time" office:time-value="PT16H55M00S">
            <text:p>16:55</text:p>
          </table:table-cell>
          <table:table-cell office:value-type="time" office:time-value="PT18H40M00S">
            <text:p>18:40</text:p>
          </table:table-cell>
          <table:table-cell table:formula="of:=IF([.C24]&gt;[.D24];1+[.D24]-[.C24];[.D24]-[.C24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Kodo interfeisas Martynui apkrovoms skaičiuoti, dar interfeoso patubilinimų</text:p>
          </table:table-cell>
          <table:table-cell/>
        </table:table-row>
        <table:table-row table:style-name="ro1">
          <table:table-cell/>
          <table:table-cell office:value-type="date" office:date-value="2011-11-11">
            <text:p>2011-11-11</text:p>
          </table:table-cell>
          <table:table-cell office:value-type="time" office:time-value="PT22H15M00S">
            <text:p>22:15</text:p>
          </table:table-cell>
          <table:table-cell office:value-type="time" office:time-value="PT00H15M00S">
            <text:p>00:15</text:p>
          </table:table-cell>
          <table:table-cell table:formula="of:=IF([.C25]&gt;[.D25];1+[.D25]-[.C25];[.D25]-[.C25])" office:value-type="time" office:time-value="PT02H00M00S">
            <text:p>02:00</text:p>
          </table:table-cell>
          <table:table-cell office:value-type="string">
            <text:p>Kodavimas</text:p>
          </table:table-cell>
          <table:table-cell office:value-type="string">
            <text:p>Rezultatų modelis</text:p>
          </table:table-cell>
          <table:table-cell/>
        </table:table-row>
        <table:table-row table:style-name="ro1">
          <table:table-cell/>
          <table:table-cell office:value-type="date" office:date-value="2011-11-12">
            <text:p>2011-11-12</text:p>
          </table:table-cell>
          <table:table-cell office:value-type="time" office:time-value="PT00H20M00S">
            <text:p>00:20</text:p>
          </table:table-cell>
          <table:table-cell office:value-type="time" office:time-value="PT00H55M00S">
            <text:p>00:55</text:p>
          </table:table-cell>
          <table:table-cell table:formula="of:=IF([.C26]&gt;[.D26];1+[.D26]-[.C26];[.D26]-[.C26])" office:value-type="time" office:time-value="PT00H35M00S">
            <text:p>00:35</text:p>
          </table:table-cell>
          <table:table-cell office:value-type="string">
            <text:p>Kodavimas</text:p>
          </table:table-cell>
          <table:table-cell office:value-type="string">
            <text:p>Rezultatų modelio patobulinimai</text:p>
          </table:table-cell>
          <table:table-cell/>
        </table:table-row>
        <table:table-row table:style-name="ro1">
          <table:table-cell/>
          <table:table-cell office:value-type="date" office:date-value="2011-11-12">
            <text:p>2011-11-12</text:p>
          </table:table-cell>
          <table:table-cell office:value-type="time" office:time-value="PT17H25M00S">
            <text:p>17:25</text:p>
          </table:table-cell>
          <table:table-cell office:value-type="time" office:time-value="PT18H55M00S">
            <text:p>18:55</text:p>
          </table:table-cell>
          <table:table-cell table:formula="of:=IF([.C27]&gt;[.D27];1+[.D27]-[.C27];[.D27]-[.C27])" office:value-type="time" office:time-value="PT01H30M00S">
            <text:p>01:30</text:p>
          </table:table-cell>
          <table:table-cell office:value-type="string">
            <text:p>Kodavimas</text:p>
          </table:table-cell>
          <table:table-cell office:value-type="string">
            <text:p>Rezultatų vaizdavimas</text:p>
          </table:table-cell>
          <table:table-cell/>
        </table:table-row>
        <table:table-row table:style-name="ro1">
          <table:table-cell/>
          <table:table-cell office:value-type="date" office:date-value="2011-11-12">
            <text:p>2011-11-12</text:p>
          </table:table-cell>
          <table:table-cell office:value-type="time" office:time-value="PT20H15M00S">
            <text:p>20:15</text:p>
          </table:table-cell>
          <table:table-cell office:value-type="time" office:time-value="PT22H50M00S">
            <text:p>22:50</text:p>
          </table:table-cell>
          <table:table-cell table:formula="of:=IF([.C28]&gt;[.D28];1+[.D28]-[.C28];[.D28]-[.C28])" office:value-type="time" office:time-value="PT02H35M00S">
            <text:p>02:35</text:p>
          </table:table-cell>
          <table:table-cell office:value-type="string">
            <text:p>Kodavimas</text:p>
          </table:table-cell>
          <table:table-cell office:value-type="string">
            <text:p>Login screenas, paieškos forma, status widgetas</text:p>
          </table:table-cell>
          <table:table-cell/>
        </table:table-row>
        <table:table-row table:style-name="ro1">
          <table:table-cell/>
          <table:table-cell office:value-type="date" office:date-value="2011-11-12">
            <text:p>2011-11-12</text:p>
          </table:table-cell>
          <table:table-cell office:value-type="time" office:time-value="PT23H40M00S">
            <text:p>23:40</text:p>
          </table:table-cell>
          <table:table-cell office:value-type="time" office:time-value="PT03H45M00S">
            <text:p>03:45</text:p>
          </table:table-cell>
          <table:table-cell table:formula="of:=IF([.C29]&gt;[.D29];1+[.D29]-[.C29];[.D29]-[.C29])" office:value-type="time" office:time-value="PT04H05M00S">
            <text:p>04:05</text:p>
          </table:table-cell>
          <table:table-cell office:value-type="string">
            <text:p>Kodavimas</text:p>
          </table:table-cell>
          <table:table-cell office:value-type="string">
            <text:p>Rezultatų modelis, apžvalgos widgetas</text:p>
          </table:table-cell>
          <table:table-cell/>
        </table:table-row>
        <table:table-row table:style-name="ro1">
          <table:table-cell/>
          <table:table-cell office:value-type="date" office:date-value="2011-11-16">
            <text:p>2011-11-16</text:p>
          </table:table-cell>
          <table:table-cell office:value-type="time" office:time-value="PT19H45M00S">
            <text:p>19:45</text:p>
          </table:table-cell>
          <table:table-cell office:value-type="time" office:time-value="PT23H00M00S">
            <text:p>23:00</text:p>
          </table:table-cell>
          <table:table-cell table:formula="of:=IF([.C30]&gt;[.D30];1+[.D30]-[.C30];[.D30]-[.C30])" office:value-type="time" office:time-value="PT03H15M00S">
            <text:p>03:15</text:p>
          </table:table-cell>
          <table:table-cell office:value-type="string">
            <text:p>Kodavimas</text:p>
          </table:table-cell>
          <table:table-cell office:value-type="string">
            <text:p>Transakcijų supportas</text:p>
          </table:table-cell>
          <table:table-cell/>
        </table:table-row>
        <table:table-row table:style-name="ro1">
          <table:table-cell/>
          <table:table-cell office:value-type="date" office:date-value="2011-11-16">
            <text:p>2011-11-16</text:p>
          </table:table-cell>
          <table:table-cell office:value-type="time" office:time-value="PT23H20M00S">
            <text:p>23:20</text:p>
          </table:table-cell>
          <table:table-cell office:value-type="time" office:time-value="PT23H30M00S">
            <text:p>23:30</text:p>
          </table:table-cell>
          <table:table-cell table:formula="of:=IF([.C31]&gt;[.D31];1+[.D31]-[.C31];[.D31]-[.C31])" office:value-type="time" office:time-value="PT00H10M00S">
            <text:p>00:10</text:p>
          </table:table-cell>
          <table:table-cell office:value-type="string">
            <text:p>Kodavimas</text:p>
          </table:table-cell>
          <table:table-cell office:value-type="string">
            <text:p>Duomenų bazės klasė</text:p>
          </table:table-cell>
          <table:table-cell/>
        </table:table-row>
        <table:table-row table:style-name="ro1">
          <table:table-cell/>
          <table:table-cell office:value-type="date" office:date-value="2011-11-17">
            <text:p>2011-11-17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C32]&gt;[.D32];1+[.D32]-[.C32];[.D32]-[.C32])" office:value-type="time" office:time-value="PT01H45M00S">
            <text:p>01:45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1-18">
            <text:p>2011-11-18</text:p>
          </table:table-cell>
          <table:table-cell office:value-type="time" office:time-value="PT20H20M00S">
            <text:p>20:20</text:p>
          </table:table-cell>
          <table:table-cell office:value-type="time" office:time-value="PT21H45M00S">
            <text:p>21:45</text:p>
          </table:table-cell>
          <table:table-cell table:formula="of:=IF([.C33]&gt;[.D33];1+[.D33]-[.C33];[.D33]-[.C33])" office:value-type="time" office:time-value="PT01H25M00S">
            <text:p>01:25</text:p>
          </table:table-cell>
          <table:table-cell office:value-type="string">
            <text:p>Kodavimas</text:p>
          </table:table-cell>
          <table:table-cell office:value-type="string">
            <text:p>Intervalų paieškos UI tweakai</text:p>
          </table:table-cell>
          <table:table-cell/>
        </table:table-row>
        <table:table-row table:style-name="ro1">
          <table:table-cell/>
          <table:table-cell office:value-type="date" office:date-value="2011-11-18">
            <text:p>2011-11-18</text:p>
          </table:table-cell>
          <table:table-cell office:value-type="time" office:time-value="PT21H55M00S">
            <text:p>21:55</text:p>
          </table:table-cell>
          <table:table-cell office:value-type="time" office:time-value="PT22H25M00S">
            <text:p>22:25</text:p>
          </table:table-cell>
          <table:table-cell table:formula="of:=IF([.C34]&gt;[.D34];1+[.D34]-[.C34];[.D34]-[.C34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Intrevalu paieškos lango uždarymo pataisymai</text:p>
          </table:table-cell>
          <table:table-cell/>
        </table:table-row>
        <table:table-row table:style-name="ro1">
          <table:table-cell/>
          <table:table-cell office:value-type="date" office:date-value="2011-11-18">
            <text:p>2011-11-18</text:p>
          </table:table-cell>
          <table:table-cell office:value-type="time" office:time-value="PT23H45M00S">
            <text:p>23:45</text:p>
          </table:table-cell>
          <table:table-cell office:value-type="time" office:time-value="PT01H50M00S">
            <text:p>01:50</text:p>
          </table:table-cell>
          <table:table-cell table:formula="of:=IF([.C35]&gt;[.D35];1+[.D35]-[.C35];[.D35]-[.C35])" office:value-type="time" office:time-value="PT02H05M00S">
            <text:p>02:05</text:p>
          </table:table-cell>
          <table:table-cell office:value-type="string">
            <text:p>Kodavimas</text:p>
          </table:table-cell>
          <table:table-cell office:value-type="string">
            <text:p>Smart pointeriai duomenims, įvairūs interface tweaks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1H50M00S">
            <text:p>01:50</text:p>
          </table:table-cell>
          <table:table-cell office:value-type="time" office:time-value="PT02H05M00S">
            <text:p>02:05</text:p>
          </table:table-cell>
          <table:table-cell table:formula="of:=IF([.C36]&gt;[.D36];1+[.D36]-[.C36];[.D36]-[.C36])" office:value-type="time" office:time-value="PT00H15M00S">
            <text:p>00:15</text:p>
          </table:table-cell>
          <table:table-cell office:value-type="string">
            <text:p>Kodavimas</text:p>
          </table:table-cell>
          <table:table-cell office:value-type="string">
            <text:p>Integruotas apkrovų skaičiaivmo algoritmas į UI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2H05M00S">
            <text:p>02:05</text:p>
          </table:table-cell>
          <table:table-cell office:value-type="time" office:time-value="PT02H45M00S">
            <text:p>02:45</text:p>
          </table:table-cell>
          <table:table-cell table:formula="of:=IF([.C37]&gt;[.D37];1+[.D37]-[.C37];[.D37]-[.C37])" office:value-type="time" office:time-value="PT00H40M00S">
            <text:p>00:40</text:p>
          </table:table-cell>
          <table:table-cell office:value-type="string">
            <text:p>Kodavimas</text:p>
          </table:table-cell>
          <table:table-cell office:value-type="string">
            <text:p>Tinkamas atminties išlaisvinimas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2H45M00S">
            <text:p>02:45</text:p>
          </table:table-cell>
          <table:table-cell office:value-type="time" office:time-value="PT03H20M00S">
            <text:p>03:20</text:p>
          </table:table-cell>
          <table:table-cell table:formula="of:=IF([.C38]&gt;[.D38];1+[.D38]-[.C38];[.D38]-[.C38])" office:value-type="time" office:time-value="PT00H35M00S">
            <text:p>00:35</text:p>
          </table:table-cell>
          <table:table-cell office:value-type="string">
            <text:p>Kodavimas</text:p>
          </table:table-cell>
          <table:table-cell office:value-type="string">
            <text:p>Daugiau atminties išlaisvinimo pataisymų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3H20M00S">
            <text:p>03:20</text:p>
          </table:table-cell>
          <table:table-cell office:value-type="time" office:time-value="PT03H45M00S">
            <text:p>03:45</text:p>
          </table:table-cell>
          <table:table-cell table:formula="of:=IF([.C39]&gt;[.D39];1+[.D39]-[.C39];[.D39]-[.C39])" office:value-type="time" office:time-value="PT00H25M00S">
            <text:p>00:25</text:p>
          </table:table-cell>
          <table:table-cell office:value-type="string">
            <text:p>Kodavimas</text:p>
          </table:table-cell>
          <table:table-cell office:value-type="string">
            <text:p>Rezultatų modelis skaičiuoja dabar sprocentinius skirtumus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3H45M00S">
            <text:p>03:45</text:p>
          </table:table-cell>
          <table:table-cell office:value-type="time" office:time-value="PT03H55M00S">
            <text:p>03:55</text:p>
          </table:table-cell>
          <table:table-cell table:formula="of:=IF([.C40]&gt;[.D40];1+[.D40]-[.C40];[.D40]-[.C40])" office:value-type="time" office:time-value="PT00H10M00S">
            <text:p>00:10</text:p>
          </table:table-cell>
          <table:table-cell office:value-type="string">
            <text:p>Kodavimas</text:p>
          </table:table-cell>
          <table:table-cell office:value-type="string">
            <text:p>Tvarkingesnis rezultatų šaltinių registravimas modeliuose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12H15M00S">
            <text:p>12:15</text:p>
          </table:table-cell>
          <table:table-cell office:value-type="time" office:time-value="PT13H45M00S">
            <text:p>13:45</text:p>
          </table:table-cell>
          <table:table-cell table:formula="of:=IF([.C41]&gt;[.D41];1+[.D41]-[.C41];[.D41]-[.C41])" office:value-type="time" office:time-value="PT01H30M00S">
            <text:p>01:30</text:p>
          </table:table-cell>
          <table:table-cell office:value-type="string">
            <text:p>Kodavimas</text:p>
          </table:table-cell>
          <table:table-cell office:value-type="string">
            <text:p>Intervalų toolbar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13H50M00S">
            <text:p>13:50</text:p>
          </table:table-cell>
          <table:table-cell office:value-type="time" office:time-value="PT15H35M00S">
            <text:p>15:35</text:p>
          </table:table-cell>
          <table:table-cell table:formula="of:=IF([.C42]&gt;[.D42];1+[.D42]-[.C42];[.D42]-[.C42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Rodymo rėžimai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22H45M00S">
            <text:p>22:45</text:p>
          </table:table-cell>
          <table:table-cell office:value-type="time" office:time-value="PT01H40M00S">
            <text:p>01:40</text:p>
          </table:table-cell>
          <table:table-cell table:formula="of:=IF([.C43]&gt;[.D43];1+[.D43]-[.C43];[.D43]-[.C43])" office:value-type="time" office:time-value="PT02H55M00S">
            <text:p>02:55</text:p>
          </table:table-cell>
          <table:table-cell office:value-type="string">
            <text:p>Kodavimas</text:p>
          </table:table-cell>
          <table:table-cell office:value-type="string">
            <text:p>Duomenų saugojimas į SQLite (1D)</text:p>
          </table:table-cell>
          <table:table-cell/>
        </table:table-row>
        <table:table-row table:style-name="ro1">
          <table:table-cell/>
          <table:table-cell office:value-type="date" office:date-value="2011-11-20">
            <text:p>2011-11-20</text:p>
          </table:table-cell>
          <table:table-cell office:value-type="time" office:time-value="PT23H40M00S">
            <text:p>23:40</text:p>
          </table:table-cell>
          <table:table-cell office:value-type="time" office:time-value="PT02H05M00S">
            <text:p>02:05</text:p>
          </table:table-cell>
          <table:table-cell table:formula="of:=IF([.C44]&gt;[.D44];1+[.D44]-[.C44];[.D44]-[.C44])" office:value-type="time" office:time-value="PT02H25M00S">
            <text:p>02:25</text:p>
          </table:table-cell>
          <table:table-cell office:value-type="string">
            <text:p>Kodavimas</text:p>
          </table:table-cell>
          <table:table-cell office:value-type="string">
            <text:p>2D entity modelio stubai</text:p>
          </table:table-cell>
          <table:table-cell/>
        </table:table-row>
        <table:table-row table:style-name="ro1">
          <table:table-cell/>
          <table:table-cell office:value-type="date" office:date-value="2011-11-20">
            <text:p>2011-11-20</text:p>
          </table:table-cell>
          <table:table-cell office:value-type="time" office:time-value="PT17H15M00S">
            <text:p>17:15</text:p>
          </table:table-cell>
          <table:table-cell office:value-type="time" office:time-value="PT19H05M00S">
            <text:p>19:05</text:p>
          </table:table-cell>
          <table:table-cell table:formula="of:=IF([.C45]&gt;[.D45];1+[.D45]-[.C45];[.D45]-[.C45])" office:value-type="time" office:time-value="PT01H50M00S">
            <text:p>01:50</text:p>
          </table:table-cell>
          <table:table-cell office:value-type="string">
            <text:p>Kodavimas</text:p>
          </table:table-cell>
          <table:table-cell office:value-type="string">
            <text:p>2D ryšių syncas su DB</text:p>
          </table:table-cell>
          <table:table-cell/>
        </table:table-row>
        <table:table-row table:style-name="ro1">
          <table:table-cell/>
          <table:table-cell office:value-type="date" office:date-value="2011-11-20">
            <text:p>2011-11-20</text:p>
          </table:table-cell>
          <table:table-cell office:value-type="time" office:time-value="PT19H10M00S">
            <text:p>19:10</text:p>
          </table:table-cell>
          <table:table-cell office:value-type="time" office:time-value="PT19H35M00S">
            <text:p>19:35</text:p>
          </table:table-cell>
          <table:table-cell table:formula="of:=IF([.C46]&gt;[.D46];1+[.D46]-[.C46];[.D46]-[.C46])" office:value-type="time" office:time-value="PT00H25M00S">
            <text:p>00:25</text:p>
          </table:table-cell>
          <table:table-cell office:value-type="string">
            <text:p>Kodavimas</text:p>
          </table:table-cell>
          <table:table-cell office:value-type="string">
            <text:p>Mygtukai greitesniam intervalų navigavimui</text:p>
          </table:table-cell>
          <table:table-cell/>
        </table:table-row>
        <table:table-row table:style-name="ro1">
          <table:table-cell/>
          <table:table-cell office:value-type="date" office:date-value="2011-11-20">
            <text:p>2011-11-20</text:p>
          </table:table-cell>
          <table:table-cell office:value-type="time" office:time-value="PT19H45M00S">
            <text:p>19:45</text:p>
          </table:table-cell>
          <table:table-cell office:value-type="time" office:time-value="PT20H50M00S">
            <text:p>20:50</text:p>
          </table:table-cell>
          <table:table-cell table:formula="of:=IF([.C47]&gt;[.D47];1+[.D47]-[.C47];[.D47]-[.C47])" office:value-type="time" office:time-value="PT01H05M00S">
            <text:p>01:05</text:p>
          </table:table-cell>
          <table:table-cell office:value-type="string">
            <text:p>Kodavimas</text:p>
          </table:table-cell>
          <table:table-cell office:value-type="string">
            <text:p>Interfeiso patublinimai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00H45M00S">
            <text:p>00:45</text:p>
          </table:table-cell>
          <table:table-cell office:value-type="time" office:time-value="PT01H11M00S">
            <text:p>01:11</text:p>
          </table:table-cell>
          <table:table-cell table:formula="of:=IF([.C48]&gt;[.D48];1+[.D48]-[.C48];[.D48]-[.C48])" office:value-type="time" office:time-value="PT00H26M00S">
            <text:p>00:26</text:p>
          </table:table-cell>
          <table:table-cell office:value-type="string">
            <text:p>Derinimas</text:p>
          </table:table-cell>
          <table:table-cell office:value-type="string">
            <text:p>Bugfix: dabar nelūžta šalinant rows iš lenteliu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01H30M00S">
            <text:p>01:30</text:p>
          </table:table-cell>
          <table:table-cell office:value-type="time" office:time-value="PT02H55M00S">
            <text:p>02:55</text:p>
          </table:table-cell>
          <table:table-cell table:formula="of:=IF([.C49]&gt;[.D49];1+[.D49]-[.C49];[.D49]-[.C49])" office:value-type="time" office:time-value="PT01H25M00S">
            <text:p>01:25</text:p>
          </table:table-cell>
          <table:table-cell office:value-type="string">
            <text:p>Kodavimas</text:p>
          </table:table-cell>
          <table:table-cell office:value-type="string">
            <text:p>Skaičiuoja globalų intervalą, submission signalai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3H25M00S">
            <text:p>13:25</text:p>
          </table:table-cell>
          <table:table-cell office:value-type="time" office:time-value="PT13H30M00S">
            <text:p>13:30</text:p>
          </table:table-cell>
          <table:table-cell table:formula="of:=IF([.C50]&gt;[.D50];1+[.D50]-[.C50];[.D50]-[.C50])" office:value-type="time" office:time-value="PT00H05M00S">
            <text:p>00:05</text:p>
          </table:table-cell>
          <table:table-cell office:value-type="string">
            <text:p>Derinimas</text:p>
          </table:table-cell>
          <table:table-cell office:value-type="string">
            <text:p>Intervalu bugfix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table:formula="of:=IF([.C51]&gt;[.D51];1+[.D51]-[.C51];[.D51]-[.C51])" office:value-type="time" office:time-value="PT00H45M00S">
            <text:p>00:45</text:p>
          </table:table-cell>
          <table:table-cell office:value-type="string">
            <text:p>Derinimas</text:p>
          </table:table-cell>
          <table:table-cell office:value-type="string">
            <text:p>Crash fix'as, uncheck/check/inverse all mygtukai paletėje, apribotas max intervalo ilgis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4H25M00S">
            <text:p>14:25</text:p>
          </table:table-cell>
          <table:table-cell office:value-type="time" office:time-value="PT15H05M00S">
            <text:p>15:05</text:p>
          </table:table-cell>
          <table:table-cell table:formula="of:=IF([.C52]&gt;[.D52];1+[.D52]-[.C52];[.D52]-[.C52])" office:value-type="time" office:time-value="PT00H40M00S">
            <text:p>00:40</text:p>
          </table:table-cell>
          <table:table-cell office:value-type="string">
            <text:p>Kodavimas</text:p>
          </table:table-cell>
          <table:table-cell office:value-type="string">
            <text:p>Tooltipai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5H10M00S">
            <text:p>15:10</text:p>
          </table:table-cell>
          <table:table-cell office:value-type="time" office:time-value="PT15H50M00S">
            <text:p>15:50</text:p>
          </table:table-cell>
          <table:table-cell table:formula="of:=IF([.C53]&gt;[.D53];1+[.D53]-[.C53];[.D53]-[.C53])" office:value-type="time" office:time-value="PT00H40M00S">
            <text:p>00:40</text:p>
          </table:table-cell>
          <table:table-cell office:value-type="string">
            <text:p>Kodavimas</text:p>
          </table:table-cell>
          <table:table-cell office:value-type="string">
            <text:p>Dinaminis rezultatų atnaujinimas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5H55M00S">
            <text:p>15:55</text:p>
          </table:table-cell>
          <table:table-cell office:value-type="time" office:time-value="PT16H00M00S">
            <text:p>16:00</text:p>
          </table:table-cell>
          <table:table-cell table:formula="of:=IF([.C54]&gt;[.D54];1+[.D54]-[.C54];[.D54]-[.C54])" office:value-type="time" office:time-value="PT00H05M00S">
            <text:p>00:05</text:p>
          </table:table-cell>
          <table:table-cell office:value-type="string">
            <text:p>Kodavimas</text:p>
          </table:table-cell>
          <table:table-cell office:value-type="string">
            <text:p>Mygtukai perdėlioti pagal ŽKS kriterijus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8H00M00S">
            <text:p>18:00</text:p>
          </table:table-cell>
          <table:table-cell office:value-type="time" office:time-value="PT18H20M00S">
            <text:p>18:20</text:p>
          </table:table-cell>
          <table:table-cell table:formula="of:=IF([.C55]&gt;[.D55];1+[.D55]-[.C55];[.D55]-[.C55])" office:value-type="time" office:time-value="PT00H20M00S">
            <text:p>00:20</text:p>
          </table:table-cell>
          <table:table-cell office:value-type="string">
            <text:p>Kodavimas</text:p>
          </table:table-cell>
          <table:table-cell office:value-type="string">
            <text:p>Galima žymėti po kelis checkbox'us vienu metu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8H55M00S">
            <text:p>18:55</text:p>
          </table:table-cell>
          <table:table-cell office:value-type="time" office:time-value="PT19H00M00S">
            <text:p>19:00</text:p>
          </table:table-cell>
          <table:table-cell table:formula="of:=IF([.C56]&gt;[.D56];1+[.D56]-[.C56];[.D56]-[.C56])" office:value-type="time" office:time-value="PT00H05M00S">
            <text:p>00:05</text:p>
          </table:table-cell>
          <table:table-cell office:value-type="string">
            <text:p>Derinimas</text:p>
          </table:table-cell>
          <table:table-cell office:value-type="string">
            <text:p>Intervalų koregavimo bugfix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9H35M00S">
            <text:p>19:35</text:p>
          </table:table-cell>
          <table:table-cell office:value-type="time" office:time-value="PT19H45M00S">
            <text:p>19:45</text:p>
          </table:table-cell>
          <table:table-cell table:formula="of:=IF([.C57]&gt;[.D57];1+[.D57]-[.C57];[.D57]-[.C57])" office:value-type="time" office:time-value="PT00H10M00S">
            <text:p>00:10</text:p>
          </table:table-cell>
          <table:table-cell office:value-type="string">
            <text:p>Kodavimas</text:p>
          </table:table-cell>
          <table:table-cell office:value-type="string">
            <text:p>Paletėje perdėlioti mygtukai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20H00M00S">
            <text:p>20:00</text:p>
          </table:table-cell>
          <table:table-cell office:value-type="time" office:time-value="PT20H15M00S">
            <text:p>20:15</text:p>
          </table:table-cell>
          <table:table-cell table:formula="of:=IF([.C58]&gt;[.D58];1+[.D58]-[.C58];[.D58]-[.C58])" office:value-type="time" office:time-value="PT00H15M00S">
            <text:p>00:15</text:p>
          </table:table-cell>
          <table:table-cell office:value-type="string">
            <text:p>Kodavimas</text:p>
          </table:table-cell>
          <table:table-cell office:value-type="string">
            <text:p>Tooltipai 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23H25M00S">
            <text:p>23:25</text:p>
          </table:table-cell>
          <table:table-cell office:value-type="time" office:time-value="PT00H05M00S">
            <text:p>00:05</text:p>
          </table:table-cell>
          <table:table-cell table:formula="of:=IF([.C59]&gt;[.D59];1+[.D59]-[.C59];[.D59]-[.C59])" office:value-type="time" office:time-value="PT00H40M00S">
            <text:p>00:40</text:p>
          </table:table-cell>
          <table:table-cell office:value-type="string">
            <text:p>Kodavimas</text:p>
          </table:table-cell>
          <table:table-cell office:value-type="string">
            <text:p>Chartuose galima spalvinti regionus</text:p>
          </table:table-cell>
          <table:table-cell/>
        </table:table-row>
        <table:table-row table:style-name="ro1">
          <table:table-cell/>
          <table:table-cell office:value-type="date" office:date-value="2011-11-25">
            <text:p>2011-11-25</text:p>
          </table:table-cell>
          <table:table-cell office:value-type="time" office:time-value="PT15H20M00S">
            <text:p>15:20</text:p>
          </table:table-cell>
          <table:table-cell office:value-type="time" office:time-value="PT16H45M00S">
            <text:p>16:45</text:p>
          </table:table-cell>
          <table:table-cell table:formula="of:=IF([.C60]&gt;[.D60];1+[.D60]-[.C60];[.D60]-[.C60])" office:value-type="time" office:time-value="PT01H25M00S">
            <text:p>01:25</text:p>
          </table:table-cell>
          <table:table-cell office:value-type="string">
            <text:p>Kodavimas</text:p>
          </table:table-cell>
          <table:table-cell office:value-type="string">
            <text:p>įvarūs UI patobulinimai</text:p>
          </table:table-cell>
          <table:table-cell/>
        </table:table-row>
        <table:table-row table:style-name="ro1">
          <table:table-cell/>
          <table:table-cell office:value-type="date" office:date-value="2011-11-26">
            <text:p>2011-11-26</text:p>
          </table:table-cell>
          <table:table-cell office:value-type="time" office:time-value="PT13H45M00S">
            <text:p>13:45</text:p>
          </table:table-cell>
          <table:table-cell office:value-type="time" office:time-value="PT14H30M00S">
            <text:p>14:30</text:p>
          </table:table-cell>
          <table:table-cell table:formula="of:=IF([.C61]&gt;[.D61];1+[.D61]-[.C61];[.D61]-[.C61])" office:value-type="time" office:time-value="PT00H45M00S">
            <text:p>00:45</text:p>
          </table:table-cell>
          <table:table-cell office:value-type="string">
            <text:p>Derinimas</text:p>
          </table:table-cell>
          <table:table-cell office:value-type="string">
            <text:p>Įdėtas R_TEST, dar vienas intervalu fix'as.</text:p>
          </table:table-cell>
          <table:table-cell/>
        </table:table-row>
        <table:table-row table:style-name="ro1">
          <table:table-cell/>
          <table:table-cell office:value-type="date" office:date-value="2011-11-29">
            <text:p>2011-11-29</text:p>
          </table:table-cell>
          <table:table-cell office:value-type="time" office:time-value="PT20H15M00S">
            <text:p>20:15</text:p>
          </table:table-cell>
          <table:table-cell office:value-type="time" office:time-value="PT22H30M00S">
            <text:p>22:30</text:p>
          </table:table-cell>
          <table:table-cell table:formula="of:=IF([.C62]&gt;[.D62];1+[.D62]-[.C62];[.D62]-[.C62])" office:value-type="time" office:time-value="PT02H15M00S">
            <text:p>02:15</text:p>
          </table:table-cell>
          <table:table-cell office:value-type="string">
            <text:p>Kodavimas</text:p>
          </table:table-cell>
          <table:table-cell office:value-type="string">
            <text:p>Naudotoju managamento interfeisas</text:p>
          </table:table-cell>
          <table:table-cell/>
        </table:table-row>
        <table:table-row table:style-name="ro1">
          <table:table-cell/>
          <table:table-cell office:value-type="date" office:date-value="2011-11-29">
            <text:p>2011-11-29</text:p>
          </table:table-cell>
          <table:table-cell office:value-type="time" office:time-value="PT23H05M00S">
            <text:p>23:05</text:p>
          </table:table-cell>
          <table:table-cell office:value-type="time" office:time-value="PT00H51M00S">
            <text:p>00:51</text:p>
          </table:table-cell>
          <table:table-cell table:formula="of:=IF([.C63]&gt;[.D63];1+[.D63]-[.C63];[.D63]-[.C63])" office:value-type="time" office:time-value="PT01H46M00S">
            <text:p>01:46</text:p>
          </table:table-cell>
          <table:table-cell office:value-type="string">
            <text:p>Kodavimas</text:p>
          </table:table-cell>
          <table:table-cell office:value-type="string">
            <text:p>PostgreSQL backendas</text:p>
          </table:table-cell>
          <table:table-cell/>
        </table:table-row>
        <table:table-row table:style-name="ro1">
          <table:table-cell/>
          <table:table-cell office:value-type="date" office:date-value="2011-11-30">
            <text:p>2011-11-30</text:p>
          </table:table-cell>
          <table:table-cell office:value-type="time" office:time-value="PT23H35M00S">
            <text:p>23:35</text:p>
          </table:table-cell>
          <table:table-cell office:value-type="time" office:time-value="PT03H10M00S">
            <text:p>03:10</text:p>
          </table:table-cell>
          <table:table-cell table:formula="of:=IF([.C64]&gt;[.D64];1+[.D64]-[.C64];[.D64]-[.C64])" office:value-type="time" office:time-value="PT03H35M00S">
            <text:p>03:35</text:p>
          </table:table-cell>
          <table:table-cell office:value-type="string">
            <text:p>Kodavimas</text:p>
          </table:table-cell>
          <table:table-cell office:value-type="string">
            <text:p>Duomenų saugumas, įvairūs pataisymai, logo tituliniame</text:p>
          </table:table-cell>
          <table:table-cell/>
        </table:table-row>
        <table:table-row table:style-name="ro1">
          <table:table-cell/>
          <table:table-cell office:value-type="date" office:date-value="2011-12-01">
            <text:p>2011-12-01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C65]&gt;[.D65];1+[.D65]-[.C65];[.D65]-[.C65])" office:value-type="time" office:time-value="PT01H00M00S">
            <text:p>01:00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2-01">
            <text:p>2011-12-01</text:p>
          </table:table-cell>
          <table:table-cell office:value-type="time" office:time-value="PT15H15M00S">
            <text:p>15:15</text:p>
          </table:table-cell>
          <table:table-cell office:value-type="time" office:time-value="PT384H00M00S">
            <text:p>00:00</text:p>
          </table:table-cell>
          <table:table-cell table:formula="of:=IF([.C66]&gt;[.D66];1+[.D66]-[.C66];[.D66]-[.C66])" office:value-type="time" office:time-value="PT368H45M00S">
            <text:p>08:45</text:p>
          </table:table-cell>
          <table:table-cell office:value-type="string">
            <text:p>Kodavimas</text:p>
          </table:table-cell>
          <table:table-cell office:value-type="string">
            <text:p>Installeris windowsam</text:p>
          </table:table-cell>
          <table:table-cell/>
        </table:table-row>
        <table:table-row table:style-name="ro1">
          <table:table-cell/>
          <table:table-cell office:value-type="date" office:date-value="2011-12-01">
            <text:p>2011-12-01</text:p>
          </table:table-cell>
          <table:table-cell office:value-type="time" office:time-value="PT15H35M00S">
            <text:p>15:35</text:p>
          </table:table-cell>
          <table:table-cell office:value-type="time" office:time-value="PT15H40M00S">
            <text:p>15:40</text:p>
          </table:table-cell>
          <table:table-cell table:formula="of:=IF([.C67]&gt;[.D67];1+[.D67]-[.C67];[.D67]-[.C67])" office:value-type="time" office:time-value="PT00H05M00S">
            <text:p>00:05</text:p>
          </table:table-cell>
          <table:table-cell office:value-type="string">
            <text:p>Kodavimas</text:p>
          </table:table-cell>
          <table:table-cell office:value-type="string">
            <text:p>Pridėti dar keli DLL failai prie installerio</text:p>
          </table:table-cell>
          <table:table-cell/>
        </table:table-row>
        <table:table-row table:style-name="ro1">
          <table:table-cell/>
          <table:table-cell office:value-type="date" office:date-value="2011-12-01">
            <text:p>2011-12-01</text:p>
          </table:table-cell>
          <table:table-cell office:value-type="time" office:time-value="PT23H30M00S">
            <text:p>23:30</text:p>
          </table:table-cell>
          <table:table-cell office:value-type="time" office:time-value="PT02H40M00S">
            <text:p>02:40</text:p>
          </table:table-cell>
          <table:table-cell table:formula="of:=IF([.C68]&gt;[.D68];1+[.D68]-[.C68];[.D68]-[.C68])" office:value-type="time" office:time-value="PT03H10M00S">
            <text:p>03:10</text:p>
          </table:table-cell>
          <table:table-cell office:value-type="string">
            <text:p>Kodavimas</text:p>
          </table:table-cell>
          <table:table-cell office:value-type="string">
            <text:p>Užbaigtas useriu managamentas</text:p>
          </table:table-cell>
          <table:table-cell/>
        </table:table-row>
        <table:table-row table:style-name="ro1">
          <table:table-cell/>
          <table:table-cell office:value-type="date" office:date-value="2011-12-02">
            <text:p>2011-12-02</text:p>
          </table:table-cell>
          <table:table-cell office:value-type="time" office:time-value="PT02H45M00S">
            <text:p>02:45</text:p>
          </table:table-cell>
          <table:table-cell office:value-type="time" office:time-value="PT03H20M00S">
            <text:p>03:20</text:p>
          </table:table-cell>
          <table:table-cell table:formula="of:=IF([.C69]&gt;[.D69];1+[.D69]-[.C69];[.D69]-[.C69])" office:value-type="time" office:time-value="PT00H35M00S">
            <text:p>00:35</text:p>
          </table:table-cell>
          <table:table-cell office:value-type="string">
            <text:p>Derinimas</text:p>
          </table:table-cell>
          <table:table-cell office:value-type="string">
            <text:p>Rollback fixas (luždavo darant rollback)</text:p>
          </table:table-cell>
          <table:table-cell/>
        </table:table-row>
        <table:table-row table:style-name="ro1">
          <table:table-cell/>
          <table:table-cell office:value-type="date" office:date-value="2011-12-02">
            <text:p>2011-12-02</text:p>
          </table:table-cell>
          <table:table-cell office:value-type="time" office:time-value="PT14H45M00S">
            <text:p>14:45</text:p>
          </table:table-cell>
          <table:table-cell office:value-type="time" office:time-value="PT16H00M00S">
            <text:p>16:00</text:p>
          </table:table-cell>
          <table:table-cell table:formula="of:=IF([.C70]&gt;[.D70];1+[.D70]-[.C70];[.D70]-[.C70])" office:value-type="time" office:time-value="PT01H15M00S">
            <text:p>01:15</text:p>
          </table:table-cell>
          <table:table-cell office:value-type="string">
            <text:p>Kodavimas</text:p>
          </table:table-cell>
          <table:table-cell office:value-type="string">
            <text:p>Perėjimas nuo RValidator prie RParser</text:p>
          </table:table-cell>
          <table:table-cell/>
        </table:table-row>
        <table:table-row table:style-name="ro1">
          <table:table-cell/>
          <table:table-cell office:value-type="date" office:date-value="2011-12-03">
            <text:p>2011-12-03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IF([.C71]&gt;[.D71];1+[.D71]-[.C71];[.D71]-[.C71])" office:value-type="time" office:time-value="PT02H00M00S">
            <text:p>02:00</text:p>
          </table:table-cell>
          <table:table-cell office:value-type="string">
            <text:p>Kodavimas</text:p>
          </table:table-cell>
          <table:table-cell office:value-type="string">
            <text:p>Pranešimų žurnalas</text:p>
          </table:table-cell>
          <table:table-cell/>
        </table:table-row>
        <table:table-row table:style-name="ro1">
          <table:table-cell/>
          <table:table-cell office:value-type="date" office:date-value="2011-12-03">
            <text:p>2011-12-03</text:p>
          </table:table-cell>
          <table:table-cell office:value-type="time" office:time-value="PT15H15M00S">
            <text:p>15:15</text:p>
          </table:table-cell>
          <table:table-cell office:value-type="time" office:time-value="PT15H30M00S">
            <text:p>15:30</text:p>
          </table:table-cell>
          <table:table-cell table:formula="of:=IF([.C72]&gt;[.D72];1+[.D72]-[.C72];[.D72]-[.C72])" office:value-type="time" office:time-value="PT00H15M00S">
            <text:p>00:15</text:p>
          </table:table-cell>
          <table:table-cell office:value-type="string">
            <text:p>Kodavimas</text:p>
          </table:table-cell>
          <table:table-cell office:value-type="string">
            <text:p>Unikodinės rodyklės pakeistos paveiksliukais, nes ant windows jų nesimato</text:p>
          </table:table-cell>
          <table:table-cell/>
        </table:table-row>
        <table:table-row table:style-name="ro1">
          <table:table-cell/>
          <table:table-cell office:value-type="date" office:date-value="2011-12-03">
            <text:p>2011-12-03</text:p>
          </table:table-cell>
          <table:table-cell office:value-type="time" office:time-value="PT17H05M00S">
            <text:p>17:05</text:p>
          </table:table-cell>
          <table:table-cell office:value-type="time" office:time-value="PT17H15M00S">
            <text:p>17:15</text:p>
          </table:table-cell>
          <table:table-cell table:formula="of:=IF([.C73]&gt;[.D73];1+[.D73]-[.C73];[.D73]-[.C73])" office:value-type="time" office:time-value="PT00H10M00S">
            <text:p>00:10</text:p>
          </table:table-cell>
          <table:table-cell office:value-type="string">
            <text:p>Derinimas</text:p>
          </table:table-cell>
          <table:table-cell office:value-type="string">
            <text:p>HTML tagų išmetimo iš pranešimų fix</text:p>
          </table:table-cell>
          <table:table-cell/>
        </table:table-row>
        <table:table-row table:style-name="ro1">
          <table:table-cell/>
          <table:table-cell office:value-type="date" office:date-value="2011-12-04">
            <text:p>2011-12-04</text:p>
          </table:table-cell>
          <table:table-cell office:value-type="time" office:time-value="PT15H50M00S">
            <text:p>15:50</text:p>
          </table:table-cell>
          <table:table-cell office:value-type="time" office:time-value="PT16H10M00S">
            <text:p>16:10</text:p>
          </table:table-cell>
          <table:table-cell table:formula="of:=IF([.C74]&gt;[.D74];1+[.D74]-[.C74];[.D74]-[.C74])" office:value-type="time" office:time-value="PT00H20M00S">
            <text:p>00:20</text:p>
          </table:table-cell>
          <table:table-cell office:value-type="string">
            <text:p>Kodavimas</text:p>
          </table:table-cell>
          <table:table-cell office:value-type="string">
            <text:p>Pridėti trūkstami DLL failai prie installerio</text:p>
          </table:table-cell>
          <table:table-cell/>
        </table:table-row>
        <table:table-row table:style-name="ro1">
          <table:table-cell/>
          <table:table-cell office:value-type="date" office:date-value="2011-12-04">
            <text:p>2011-12-04</text:p>
          </table:table-cell>
          <table:table-cell office:value-type="time" office:time-value="PT17H00M00S">
            <text:p>17:00</text:p>
          </table:table-cell>
          <table:table-cell office:value-type="time" office:time-value="PT17H50M00S">
            <text:p>17:50</text:p>
          </table:table-cell>
          <table:table-cell table:formula="of:=IF([.C75]&gt;[.D75];1+[.D75]-[.C75];[.D75]-[.C75])" office:value-type="time" office:time-value="PT00H50M00S">
            <text:p>00:50</text:p>
          </table:table-cell>
          <table:table-cell office:value-type="string">
            <text:p>Derinimas</text:p>
          </table:table-cell>
          <table:table-cell office:value-type="string">
            <text:p>Įvairūs UI pataisymai, crashfix šalinant elementus iš lentelės ne iš eilės, pora optimizacijų elementų šailinmui</text:p>
          </table:table-cell>
          <table:table-cell/>
        </table:table-row>
        <table:table-row table:style-name="ro1">
          <table:table-cell/>
          <table:table-cell office:value-type="date" office:date-value="2011-12-04">
            <text:p>2011-12-04</text:p>
          </table:table-cell>
          <table:table-cell office:value-type="time" office:time-value="PT20H05M00S">
            <text:p>20:05</text:p>
          </table:table-cell>
          <table:table-cell office:value-type="time" office:time-value="PT22H15M00S">
            <text:p>22:15</text:p>
          </table:table-cell>
          <table:table-cell table:formula="of:=IF([.C76]&gt;[.D76];1+[.D76]-[.C76];[.D76]-[.C76])" office:value-type="time" office:time-value="PT02H10M00S">
            <text:p>02:10</text:p>
          </table:table-cell>
          <table:table-cell office:value-type="string">
            <text:p>Kodavimas</text:p>
          </table:table-cell>
          <table:table-cell office:value-type="string">
            <text:p>Eilė ŽKS pataisymų</text:p>
          </table:table-cell>
          <table:table-cell/>
        </table:table-row>
        <table:table-row table:style-name="ro1">
          <table:table-cell/>
          <table:table-cell office:value-type="date" office:date-value="2011-12-04">
            <text:p>2011-12-04</text:p>
          </table:table-cell>
          <table:table-cell office:value-type="time" office:time-value="PT22H30M00S">
            <text:p>22:30</text:p>
          </table:table-cell>
          <table:table-cell office:value-type="time" office:time-value="PT23H15M00S">
            <text:p>23:15</text:p>
          </table:table-cell>
          <table:table-cell table:formula="of:=IF([.C77]&gt;[.D77];1+[.D77]-[.C77];[.D77]-[.C77])" office:value-type="time" office:time-value="PT00H45M00S">
            <text:p>00:45</text:p>
          </table:table-cell>
          <table:table-cell office:value-type="string">
            <text:p>Kodavimas</text:p>
          </table:table-cell>
          <table:table-cell office:value-type="string">
            <text:p>Prognozės fono paryškinimas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00H20M00S">
            <text:p>00:20</text:p>
          </table:table-cell>
          <table:table-cell office:value-type="time" office:time-value="PT01H16M00S">
            <text:p>01:16</text:p>
          </table:table-cell>
          <table:table-cell table:formula="of:=IF([.C78]&gt;[.D78];1+[.D78]-[.C78];[.D78]-[.C78])" office:value-type="time" office:time-value="PT00H56M00S">
            <text:p>00:56</text:p>
          </table:table-cell>
          <table:table-cell office:value-type="string">
            <text:p>Kodavimas</text:p>
          </table:table-cell>
          <table:table-cell office:value-type="string">
            <text:p>Apkrovų skaičiavimas pagal paraiškų skaičių (integruotas Martyno kodas)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01H20M00S">
            <text:p>01:20</text:p>
          </table:table-cell>
          <table:table-cell office:value-type="time" office:time-value="PT01H50M00S">
            <text:p>01:50</text:p>
          </table:table-cell>
          <table:table-cell table:formula="of:=IF([.C79]&gt;[.D79];1+[.D79]-[.C79];[.D79]-[.C79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Extrapoliacijos menu, ketvičių apkrovų skaičiavimas veikia teisingai dabar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table:formula="of:=IF([.C80]&gt;[.D80];1+[.D80]-[.C80];[.D80]-[.C80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ŽKS pataisymai, interfeiso pataisymai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19H05M00S">
            <text:p>19:05</text:p>
          </table:table-cell>
          <table:table-cell office:value-type="time" office:time-value="PT21H20M00S">
            <text:p>21:20</text:p>
          </table:table-cell>
          <table:table-cell table:formula="of:=IF([.C81]&gt;[.D81];1+[.D81]-[.C81];[.D81]-[.C81])" office:value-type="time" office:time-value="PT02H15M00S">
            <text:p>02:15</text:p>
          </table:table-cell>
          <table:table-cell office:value-type="string">
            <text:p>Derinimas</text:p>
          </table:table-cell>
          <table:table-cell office:value-type="string">
            <text:p>Bugfix: ištaisyta klaida lėmusi windowsuose crash'ą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21H55M00S">
            <text:p>21:55</text:p>
          </table:table-cell>
          <table:table-cell office:value-type="time" office:time-value="PT23H40M00S">
            <text:p>23:40</text:p>
          </table:table-cell>
          <table:table-cell table:formula="of:=IF([.C82]&gt;[.D82];1+[.D82]-[.C82];[.D82]-[.C82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Idėtas galginesnis rodyti menu</text:p>
          </table:table-cell>
          <table:table-cell/>
        </table:table-row>
        <table:table-row table:style-name="ro1">
          <table:table-cell/>
          <table:table-cell office:value-type="date" office:date-value="2011-12-06">
            <text:p>2011-12-06</text:p>
          </table:table-cell>
          <table:table-cell office:value-type="time" office:time-value="PT03H00M00S">
            <text:p>03:00</text:p>
          </table:table-cell>
          <table:table-cell office:value-type="time" office:time-value="PT03H30M00S">
            <text:p>03:30</text:p>
          </table:table-cell>
          <table:table-cell table:formula="of:=IF([.C83]&gt;[.D83];1+[.D83]-[.C83];[.D83]-[.C83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Logo scaling</text:p>
          </table:table-cell>
          <table:table-cell/>
        </table:table-row>
        <table:table-row table:style-name="ro1">
          <table:table-cell/>
          <table:table-cell office:value-type="date" office:date-value="2011-12-07">
            <text:p>2011-12-07</text:p>
          </table:table-cell>
          <table:table-cell office:value-type="time" office:time-value="PT00H05M00S">
            <text:p>00:05</text:p>
          </table:table-cell>
          <table:table-cell office:value-type="time" office:time-value="PT01H20M00S">
            <text:p>01:20</text:p>
          </table:table-cell>
          <table:table-cell table:formula="of:=IF([.C84]&gt;[.D84];1+[.D84]-[.C84];[.D84]-[.C84])" office:value-type="time" office:time-value="PT01H15M00S">
            <text:p>01:15</text:p>
          </table:table-cell>
          <table:table-cell office:value-type="string">
            <text:p>Kodavimas</text:p>
          </table:table-cell>
          <table:table-cell office:value-type="string">
            <text:p>Rėžimų saugojimas config faile, į žurnalą įdėtos datos, admin interfeiso pataisymai</text:p>
          </table:table-cell>
          <table:table-cell/>
        </table:table-row>
        <table:table-row table:style-name="ro1">
          <table:table-cell/>
          <table:table-cell office:value-type="date" office:date-value="2011-12-07">
            <text:p>2011-12-07</text:p>
          </table:table-cell>
          <table:table-cell office:value-type="time" office:time-value="PT23H25M00S">
            <text:p>23:25</text:p>
          </table:table-cell>
          <table:table-cell office:value-type="time" office:time-value="PT01H10M00S">
            <text:p>01:10</text:p>
          </table:table-cell>
          <table:table-cell table:formula="of:=IF([.C85]&gt;[.D85];1+[.D85]-[.C85];[.D85]-[.C85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Lentelių sortinimas</text:p>
          </table:table-cell>
          <table:table-cell/>
        </table:table-row>
        <table:table-row table:style-name="ro1">
          <table:table-cell/>
          <table:table-cell office:value-type="date" office:date-value="2011-12-08">
            <text:p>2011-12-08</text:p>
          </table:table-cell>
          <table:table-cell office:value-type="time" office:time-value="PT01H10M00S">
            <text:p>01:10</text:p>
          </table:table-cell>
          <table:table-cell office:value-type="time" office:time-value="PT02H10M00S">
            <text:p>02:10</text:p>
          </table:table-cell>
          <table:table-cell table:formula="of:=IF([.C86]&gt;[.D86];1+[.D86]-[.C86];[.D86]-[.C86])" office:value-type="time" office:time-value="PT01H00M00S">
            <text:p>01:00</text:p>
          </table:table-cell>
          <table:table-cell office:value-type="string">
            <text:p>Kodavimas</text:p>
          </table:table-cell>
          <table:table-cell office:value-type="string">
            <text:p>Visi pranešimai keliauja į pranešimų žurnalą</text:p>
          </table:table-cell>
          <table:table-cell/>
        </table:table-row>
        <table:table-row table:style-name="ro1">
          <table:table-cell/>
          <table:table-cell office:value-type="date" office:date-value="2011-12-08">
            <text:p>2011-12-08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C87]&gt;[.D87];1+[.D87]-[.C87];[.D87]-[.C87])" office:value-type="time" office:time-value="PT01H45M00S">
            <text:p>01:45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14H45M00S">
            <text:p>14:45</text:p>
          </table:table-cell>
          <table:table-cell office:value-type="time" office:time-value="PT15H30M00S">
            <text:p>15:30</text:p>
          </table:table-cell>
          <table:table-cell table:formula="of:=IF([.C88]&gt;[.D88];1+[.D88]-[.C88];[.D88]-[.C88])" office:value-type="time" office:time-value="PT00H45M00S">
            <text:p>00:45</text:p>
          </table:table-cell>
          <table:table-cell office:value-type="string">
            <text:p>Dokumentavimas</text:p>
          </table:table-cell>
          <table:table-cell office:value-type="string">
            <text:p>Template dokumentacijai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15H30M00S">
            <text:p>15:30</text:p>
          </table:table-cell>
          <table:table-cell office:value-type="time" office:time-value="PT15H40M00S">
            <text:p>15:40</text:p>
          </table:table-cell>
          <table:table-cell table:formula="of:=IF([.C89]&gt;[.D89];1+[.D89]-[.C89];[.D89]-[.C89])" office:value-type="time" office:time-value="PT00H10M00S">
            <text:p>00:10</text:p>
          </table:table-cell>
          <table:table-cell office:value-type="string">
            <text:p>Kodavimas</text:p>
          </table:table-cell>
          <table:table-cell office:value-type="string">
            <text:p>Intervalų paieškos intergravimas, titulinio help puslapio template.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17H00M00S">
            <text:p>17:00</text:p>
          </table:table-cell>
          <table:table-cell office:value-type="time" office:time-value="PT18H10M00S">
            <text:p>18:10</text:p>
          </table:table-cell>
          <table:table-cell table:formula="of:=IF([.C90]&gt;[.D90];1+[.D90]-[.C90];[.D90]-[.C90])" office:value-type="time" office:time-value="PT01H10M00S">
            <text:p>01:10</text:p>
          </table:table-cell>
          <table:table-cell office:value-type="string">
            <text:p>Dokumentavimas</text:p>
          </table:table-cell>
          <table:table-cell office:value-type="string">
            <text:p>Help projektas, turinys integruotas į Qt Assistant, help failai įdėti į installerį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18H20M00S">
            <text:p>18:20</text:p>
          </table:table-cell>
          <table:table-cell office:value-type="time" office:time-value="PT19H10M00S">
            <text:p>19:10</text:p>
          </table:table-cell>
          <table:table-cell table:formula="of:=IF([.C91]&gt;[.D91];1+[.D91]-[.C91];[.D91]-[.C91])" office:value-type="time" office:time-value="PT00H50M00S">
            <text:p>00:50</text:p>
          </table:table-cell>
          <table:table-cell office:value-type="string">
            <text:p>Kodavimas</text:p>
          </table:table-cell>
          <table:table-cell office:value-type="string">
            <text:p>Interfeiso patobulinimai, save dialogas, pradinių apkrovų pataisymas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21H05M00S">
            <text:p>21:05</text:p>
          </table:table-cell>
          <table:table-cell office:value-type="time" office:time-value="PT21H40M00S">
            <text:p>21:40</text:p>
          </table:table-cell>
          <table:table-cell table:formula="of:=IF([.C92]&gt;[.D92];1+[.D92]-[.C92];[.D92]-[.C92])" office:value-type="time" office:time-value="PT00H35M00S">
            <text:p>00:35</text:p>
          </table:table-cell>
          <table:table-cell office:value-type="string">
            <text:p>Kodavimas</text:p>
          </table:table-cell>
          <table:table-cell office:value-type="string">
            <text:p>Idėtas mėnesių paryškinimas</text:p>
          </table:table-cell>
          <table:table-cell/>
        </table:table-row>
        <table:table-row table:style-name="ro1">
          <table:table-cell/>
          <table:table-cell office:value-type="date" office:date-value="2011-12-11">
            <text:p>2011-12-11</text:p>
          </table:table-cell>
          <table:table-cell office:value-type="time" office:time-value="PT13H45M00S">
            <text:p>13:45</text:p>
          </table:table-cell>
          <table:table-cell office:value-type="time" office:time-value="PT14H30M00S">
            <text:p>14:30</text:p>
          </table:table-cell>
          <table:table-cell table:formula="of:=IF([.C93]&gt;[.D93];1+[.D93]-[.C93];[.D93]-[.C93])" office:value-type="time" office:time-value="PT00H45M00S">
            <text:p>00:45</text:p>
          </table:table-cell>
          <table:table-cell office:value-type="string">
            <text:p>Kodavimas</text:p>
          </table:table-cell>
          <table:table-cell office:value-type="string">
            <text:p>Sutvarkyta status langų animacija, paieškos formos pataisymai, atsitiktiniai improvementai</text:p>
          </table:table-cell>
          <table:table-cell/>
        </table:table-row>
        <table:table-row table:style-name="ro1">
          <table:table-cell/>
          <table:table-cell office:value-type="date" office:date-value="2011-12-12">
            <text:p>2011-12-12</text:p>
          </table:table-cell>
          <table:table-cell office:value-type="time" office:time-value="PT17H05M00S">
            <text:p>17:05</text:p>
          </table:table-cell>
          <table:table-cell office:value-type="time" office:time-value="PT17H30M00S">
            <text:p>17:30</text:p>
          </table:table-cell>
          <table:table-cell table:formula="of:=IF([.C94]&gt;[.D94];1+[.D94]-[.C94];[.D94]-[.C94])" office:value-type="time" office:time-value="PT00H25M00S">
            <text:p>00:25</text:p>
          </table:table-cell>
          <table:table-cell office:value-type="string">
            <text:p>Derinimas</text:p>
          </table:table-cell>
          <table:table-cell office:value-type="string">
            <text:p>Bugfixai, neteisingų duomenų įvedimo prevencija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13H30M00S">
            <text:p>13:30</text:p>
          </table:table-cell>
          <table:table-cell office:value-type="time" office:time-value="PT15H15M00S">
            <text:p>15:15</text:p>
          </table:table-cell>
          <table:table-cell table:formula="of:=IF([.C95]&gt;[.D95];1+[.D95]-[.C95];[.D95]-[.C95])" office:value-type="time" office:time-value="PT01H45M00S">
            <text:p>01:45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21H30M00S">
            <text:p>21:30</text:p>
          </table:table-cell>
          <table:table-cell office:value-type="time" office:time-value="PT22H00M00S">
            <text:p>22:00</text:p>
          </table:table-cell>
          <table:table-cell table:formula="of:=IF([.C96]&gt;[.D96];1+[.D96]-[.C96];[.D96]-[.C96])" office:value-type="time" office:time-value="PT00H30M00S">
            <text:p>00:30</text:p>
          </table:table-cell>
          <table:table-cell office:value-type="string">
            <text:p>Derinimas</text:p>
          </table:table-cell>
          <table:table-cell office:value-type="string">
            <text:p>Bugfix apkrovų skaičiavimo kode, pašalintos užsilikusios debug messages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22H15M00S">
            <text:p>22:15</text:p>
          </table:table-cell>
          <table:table-cell office:value-type="time" office:time-value="PT22H30M00S">
            <text:p>22:30</text:p>
          </table:table-cell>
          <table:table-cell table:formula="of:=IF([.C97]&gt;[.D97];1+[.D97]-[.C97];[.D97]-[.C97])" office:value-type="time" office:time-value="PT00H15M00S">
            <text:p>00:15</text:p>
          </table:table-cell>
          <table:table-cell office:value-type="string">
            <text:p>Kodavimas</text:p>
          </table:table-cell>
          <table:table-cell office:value-type="string">
            <text:p>Nevalidžių paraiškų paryškinimas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22H15M00S">
            <text:p>22:15</text:p>
          </table:table-cell>
          <table:table-cell office:value-type="time" office:time-value="PT23H35M00S">
            <text:p>23:35</text:p>
          </table:table-cell>
          <table:table-cell table:formula="of:=IF([.C98]&gt;[.D98];1+[.D98]-[.C98];[.D98]-[.C98])" office:value-type="time" office:time-value="PT01H20M00S">
            <text:p>01:20</text:p>
          </table:table-cell>
          <table:table-cell office:value-type="string">
            <text:p>Kodavimas</text:p>
          </table:table-cell>
          <table:table-cell office:value-type="string">
            <text:p>Palengvintas istorinių duomenų įvedimas, intervalų klaidų prevencija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23H45M00S">
            <text:p>23:45</text:p>
          </table:table-cell>
          <table:table-cell office:value-type="time" office:time-value="PT00H20M00S">
            <text:p>00:20</text:p>
          </table:table-cell>
          <table:table-cell table:formula="of:=IF([.C99]&gt;[.D99];1+[.D99]-[.C99];[.D99]-[.C99])" office:value-type="time" office:time-value="PT00H35M00S">
            <text:p>00:35</text:p>
          </table:table-cell>
          <table:table-cell office:value-type="string">
            <text:p>Kodavimas</text:p>
          </table:table-cell>
          <table:table-cell office:value-type="string">
            <text:p>Paramos priemonių krypčių įvedimas, saugojimas DB viduje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table:formula="of:=IF([.C100]&gt;[.D100];1+[.D100]-[.C100];[.D100]-[.C10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1]&gt;[.D101];1+[.D101]-[.C101];[.D101]-[.C10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2]&gt;[.D102];1+[.D102]-[.C102];[.D102]-[.C10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3]&gt;[.D103];1+[.D103]-[.C103];[.D103]-[.C10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4]&gt;[.D104];1+[.D104]-[.C104];[.D104]-[.C10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5]&gt;[.D105];1+[.D105]-[.C105];[.D105]-[.C10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6]&gt;[.D106];1+[.D106]-[.C106];[.D106]-[.C10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7]&gt;[.D107];1+[.D107]-[.C107];[.D107]-[.C10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8]&gt;[.D108];1+[.D108]-[.C108];[.D108]-[.C10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9]&gt;[.D109];1+[.D109]-[.C109];[.D109]-[.C10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0]&gt;[.D110];1+[.D110]-[.C110];[.D110]-[.C11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1]&gt;[.D111];1+[.D111]-[.C111];[.D111]-[.C11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2]&gt;[.D112];1+[.D112]-[.C112];[.D112]-[.C11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3]&gt;[.D113];1+[.D113]-[.C113];[.D113]-[.C11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4]&gt;[.D114];1+[.D114]-[.C114];[.D114]-[.C11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5]&gt;[.D115];1+[.D115]-[.C115];[.D115]-[.C11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6]&gt;[.D116];1+[.D116]-[.C116];[.D116]-[.C11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7]&gt;[.D117];1+[.D117]-[.C117];[.D117]-[.C11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8]&gt;[.D118];1+[.D118]-[.C118];[.D118]-[.C11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9]&gt;[.D119];1+[.D119]-[.C119];[.D119]-[.C11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0]&gt;[.D120];1+[.D120]-[.C120];[.D120]-[.C12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1]&gt;[.D121];1+[.D121]-[.C121];[.D121]-[.C12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2]&gt;[.D122];1+[.D122]-[.C122];[.D122]-[.C12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3]&gt;[.D123];1+[.D123]-[.C123];[.D123]-[.C12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4]&gt;[.D124];1+[.D124]-[.C124];[.D124]-[.C12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5]&gt;[.D125];1+[.D125]-[.C125];[.D125]-[.C12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6]&gt;[.D126];1+[.D126]-[.C126];[.D126]-[.C12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7]&gt;[.D127];1+[.D127]-[.C127];[.D127]-[.C12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8]&gt;[.D128];1+[.D128]-[.C128];[.D128]-[.C12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9]&gt;[.D129];1+[.D129]-[.C129];[.D129]-[.C12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0]&gt;[.D130];1+[.D130]-[.C130];[.D130]-[.C13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1]&gt;[.D131];1+[.D131]-[.C131];[.D131]-[.C13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2]&gt;[.D132];1+[.D132]-[.C132];[.D132]-[.C13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3]&gt;[.D133];1+[.D133]-[.C133];[.D133]-[.C13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4]&gt;[.D134];1+[.D134]-[.C134];[.D134]-[.C13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5]&gt;[.D135];1+[.D135]-[.C135];[.D135]-[.C13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6]&gt;[.D136];1+[.D136]-[.C136];[.D136]-[.C13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7]&gt;[.D137];1+[.D137]-[.C137];[.D137]-[.C13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8]&gt;[.D138];1+[.D138]-[.C138];[.D138]-[.C13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9]&gt;[.D139];1+[.D139]-[.C139];[.D139]-[.C13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0]&gt;[.D140];1+[.D140]-[.C140];[.D140]-[.C14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1]&gt;[.D141];1+[.D141]-[.C141];[.D141]-[.C14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2]&gt;[.D142];1+[.D142]-[.C142];[.D142]-[.C14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3]&gt;[.D143];1+[.D143]-[.C143];[.D143]-[.C14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4]&gt;[.D144];1+[.D144]-[.C144];[.D144]-[.C14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5]&gt;[.D145];1+[.D145]-[.C145];[.D145]-[.C14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6]&gt;[.D146];1+[.D146]-[.C146];[.D146]-[.C14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7]&gt;[.D147];1+[.D147]-[.C147];[.D147]-[.C14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8]&gt;[.D148];1+[.D148]-[.C148];[.D148]-[.C14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9]&gt;[.D149];1+[.D149]-[.C149];[.D149]-[.C14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0]&gt;[.D150];1+[.D150]-[.C150];[.D150]-[.C15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1]&gt;[.D151];1+[.D151]-[.C151];[.D151]-[.C15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2]&gt;[.D152];1+[.D152]-[.C152];[.D152]-[.C15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3]&gt;[.D153];1+[.D153]-[.C153];[.D153]-[.C15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4]&gt;[.D154];1+[.D154]-[.C154];[.D154]-[.C15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5]&gt;[.D155];1+[.D155]-[.C155];[.D155]-[.C15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6]&gt;[.D156];1+[.D156]-[.C156];[.D156]-[.C15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7]&gt;[.D157];1+[.D157]-[.C157];[.D157]-[.C15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8]&gt;[.D158];1+[.D158]-[.C158];[.D158]-[.C15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9]&gt;[.D159];1+[.D159]-[.C159];[.D159]-[.C15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0]&gt;[.D160];1+[.D160]-[.C160];[.D160]-[.C16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1]&gt;[.D161];1+[.D161]-[.C161];[.D161]-[.C16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2]&gt;[.D162];1+[.D162]-[.C162];[.D162]-[.C16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3]&gt;[.D163];1+[.D163]-[.C163];[.D163]-[.C16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4]&gt;[.D164];1+[.D164]-[.C164];[.D164]-[.C16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5]&gt;[.D165];1+[.D165]-[.C165];[.D165]-[.C16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6]&gt;[.D166];1+[.D166]-[.C166];[.D166]-[.C16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7]&gt;[.D167];1+[.D167]-[.C167];[.D167]-[.C16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8]&gt;[.D168];1+[.D168]-[.C168];[.D168]-[.C16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9]&gt;[.D169];1+[.D169]-[.C169];[.D169]-[.C16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0]&gt;[.D170];1+[.D170]-[.C170];[.D170]-[.C17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1]&gt;[.D171];1+[.D171]-[.C171];[.D171]-[.C17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2]&gt;[.D172];1+[.D172]-[.C172];[.D172]-[.C17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3]&gt;[.D173];1+[.D173]-[.C173];[.D173]-[.C17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4]&gt;[.D174];1+[.D174]-[.C174];[.D174]-[.C17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5]&gt;[.D175];1+[.D175]-[.C175];[.D175]-[.C17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6]&gt;[.D176];1+[.D176]-[.C176];[.D176]-[.C17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7]&gt;[.D177];1+[.D177]-[.C177];[.D177]-[.C17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8]&gt;[.D178];1+[.D178]-[.C178];[.D178]-[.C17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9]&gt;[.D179];1+[.D179]-[.C179];[.D179]-[.C17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0]&gt;[.D180];1+[.D180]-[.C180];[.D180]-[.C18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1]&gt;[.D181];1+[.D181]-[.C181];[.D181]-[.C18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2]&gt;[.D182];1+[.D182]-[.C182];[.D182]-[.C18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3]&gt;[.D183];1+[.D183]-[.C183];[.D183]-[.C18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4]&gt;[.D184];1+[.D184]-[.C184];[.D184]-[.C18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5]&gt;[.D185];1+[.D185]-[.C185];[.D185]-[.C18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6]&gt;[.D186];1+[.D186]-[.C186];[.D186]-[.C18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7]&gt;[.D187];1+[.D187]-[.C187];[.D187]-[.C18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8]&gt;[.D188];1+[.D188]-[.C188];[.D188]-[.C18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9]&gt;[.D189];1+[.D189]-[.C189];[.D189]-[.C18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0]&gt;[.D190];1+[.D190]-[.C190];[.D190]-[.C19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1]&gt;[.D191];1+[.D191]-[.C191];[.D191]-[.C19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2]&gt;[.D192];1+[.D192]-[.C192];[.D192]-[.C19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3]&gt;[.D193];1+[.D193]-[.C193];[.D193]-[.C19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4]&gt;[.D194];1+[.D194]-[.C194];[.D194]-[.C19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5]&gt;[.D195];1+[.D195]-[.C195];[.D195]-[.C19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6]&gt;[.D196];1+[.D196]-[.C196];[.D196]-[.C19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7]&gt;[.D197];1+[.D197]-[.C197];[.D197]-[.C19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8]&gt;[.D198];1+[.D198]-[.C198];[.D198]-[.C19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9]&gt;[.D199];1+[.D199]-[.C199];[.D199]-[.C19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0]&gt;[.D200];1+[.D200]-[.C200];[.D200]-[.C20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1]&gt;[.D201];1+[.D201]-[.C201];[.D201]-[.C20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2]&gt;[.D202];1+[.D202]-[.C202];[.D202]-[.C20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3]&gt;[.D203];1+[.D203]-[.C203];[.D203]-[.C20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4]&gt;[.D204];1+[.D204]-[.C204];[.D204]-[.C20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5]&gt;[.D205];1+[.D205]-[.C205];[.D205]-[.C205])" office:value-type="time" office:time-value="PT00H00M00S">
            <text:p>00:00</text:p>
          </table:table-cell>
          <table:table-cell table:number-columns-repeated="3"/>
        </table:table-row>
        <table:table-row table:style-name="ro1" table:number-rows-repeated="10483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2011-12-16</text:date>, <text:time>17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6T14:29:57</meta:creation-date>
    <dc:date>2011-12-16T17:20:11</dc:date>
    <meta:editing-duration>PT2H50M15S</meta:editing-duration>
    <meta:editing-cycles>21</meta:editing-cycles>
    <meta:generator>LibreOffice/3.4$Unix LibreOffice_project/340m1$Build-402</meta:generator>
    <meta:document-statistic meta:table-count="3" meta:cell-count="913" meta:object-count="0"/>
  </office:meta>
</office:document-meta>
</file>